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Addres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Address.setJmsProviderDestinationName( String jmsProvider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getDestin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ge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setElementType( QNam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get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getJndi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setInitialContextFactory( String initialContex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getJndiProvider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setDestinationStyle( String destination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setJndiDestinationName( String jndi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getInitialContex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msAddress.getJmsProvider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setJndiConnectionFactoryName( String jndiConnectionFac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getJndiConnectionFact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ddress.setJndiProviderURL( String jndiProvider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